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ettings.xml" manifest:media-type="text/xml"/>
  <manifest:file-entry manifest:full-path="manifest.rdf" manifest:media-type="application/rdf+xml"/>
  <manifest:file-entry manifest:full-path="style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ndale Mono" svg:font-family="'Andale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Andale Mono" fo:font-size="14pt" officeooo:rsid="0010d8b8" officeooo:paragraph-rsid="0010d8b8" style:font-size-asian="14pt" style:font-size-complex="14pt"/>
    </style:style>
    <style:style style:name="P2" style:family="paragraph" style:parent-style-name="Standard">
      <style:text-properties style:font-name="Andale Mono" fo:font-size="14pt" fo:font-weight="bold" officeooo:rsid="0010d8b8" officeooo:paragraph-rsid="0010d8b8" style:font-size-asian="14pt" style:font-weight-asian="bold" style:font-size-complex="14pt" style:font-weight-complex="bold"/>
    </style:style>
    <style:style style:name="fr1" style:family="graphic" style:parent-style-name="Formula">
      <style:graphic-properties style:vertical-pos="from-top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8.29 – Notes</text:p>
      <text:p text:style-name="P2">MEC155</text:p>
      <text:p text:style-name="P1"/>
      <text:p text:style-name="P1">Efficiency:</text:p>
      <text:p text:style-name="P1"/>
      <text:p text:style-name="P1"><draw:frame draw:style-name="fr1" draw:name="Object1" text:anchor-type="as-char" svg:y="-0.1161in" svg:width="1.6862in" svg:height="0.1516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"/>
      <text:p text:style-name="P1">Percent Efficiency:</text:p>
      <text:p text:style-name="P1"/>
      <text:p text:style-name="P1"><draw:frame draw:style-name="fr1" draw:name="Object2" text:anchor-type="as-char" svg:y="-0.211in" svg:width="1.098in" svg:height="0.328in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1"/>
      <text:p text:style-name="P1">Theoretical Mechanical Advantage:</text:p>
      <text:p text:style-name="P1"/>
      <text:p text:style-name="P1"><draw:frame draw:style-name="fr1" draw:name="Object3" text:anchor-type="as-char" svg:y="-0.211in" svg:width="0.8535in" svg:height="0.328in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1"/>
      <text:p text:style-name="P1">Velocity Ratio:</text:p>
      <text:p text:style-name="P1"/>
      <text:p text:style-name="P1"><draw:frame draw:style-name="fr1" draw:name="Object4" text:anchor-type="as-char" svg:y="-0.2256in" svg:width="2.0862in" svg:height="0.3563in" draw:z-index="3"><draw:object xlink:href="./Object 4" xlink:type="simple" xlink:show="embed" xlink:actuate="onLoad"/><draw:image xlink:href="./ObjectReplacements/Object 4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ndale Mono" svg:font-family="'Andale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1T13:25:00.893234000</meta:creation-date>
    <dc:date>2018-09-01T13:43:11.856691495</dc:date>
    <meta:editing-duration>PT8M</meta:editing-duration>
    <meta:editing-cycles>1</meta:editing-cycles>
    <meta:document-statistic meta:table-count="0" meta:image-count="0" meta:object-count="4" meta:page-count="1" meta:paragraph-count="10" meta:word-count="11" meta:character-count="96" meta:non-whitespace-character-count="90"/>
    <meta:generator>LibreOffice/6.0.3.2$Linux_X86_64 LibreOffice_project/00m0$Build-2</meta:generator>
  </office:meta>
</office:document-meta>
</file>

<file path=Object 1/content.xml><?xml version="1.0" encoding="utf-8"?>
<math xmlns="http://www.w3.org/1998/Math/MathML" display="block">
  <semantics>
    <mrow>
      <mi mathvariant="italic">Input</mi>
      <mo stretchy="false">=</mo>
      <mrow>
        <mi mathvariant="italic">Output</mi>
        <mo stretchy="false">−</mo>
        <mi mathvariant="italic">Wasted</mi>
      </mrow>
    </mrow>
    <annotation encoding="StarMath 5.0">Input = Output - Wasted </annotation>
  </semantics>
</math>
</file>

<file path=Object 2/content.xml><?xml version="1.0" encoding="utf-8"?>
<math xmlns="http://www.w3.org/1998/Math/MathML" display="block">
  <semantics>
    <mrow>
      <mrow>
        <mo fence="true" stretchy="false">(</mo>
        <mrow>
          <mfrac>
            <mi mathvariant="italic">Output</mi>
            <mi mathvariant="italic">Input</mi>
          </mfrac>
        </mrow>
        <mo fence="true" stretchy="false">)</mo>
      </mrow>
      <mo stretchy="false">×</mo>
      <mn>100</mn>
    </mrow>
    <annotation encoding="StarMath 5.0">({Output} over {Input}) times 100</annotation>
  </semantics>
</math>
</file>

<file path=Object 3/content.xml><?xml version="1.0" encoding="utf-8"?>
<math xmlns="http://www.w3.org/1998/Math/MathML" display="block">
  <semantics>
    <mrow>
      <mfrac>
        <mi mathvariant="italic">Load</mi>
        <mi mathvariant="italic">Effort</mi>
      </mfrac>
      <mo stretchy="false">=</mo>
      <mfrac>
        <mi>W</mi>
        <mi>F</mi>
      </mfrac>
    </mrow>
    <annotation encoding="StarMath 5.0">{Load} over {Effort} = {W} over {F}</annotation>
  </semantics>
</math>
</file>

<file path=Object 4/content.xml><?xml version="1.0" encoding="utf-8"?>
<math xmlns="http://www.w3.org/1998/Math/MathML" display="block">
  <semantics>
    <mfrac>
      <mrow>
        <mi mathvariant="italic">Distance</mi>
        <mi mathvariant="italic">moved</mi>
        <mi mathvariant="italic">by</mi>
        <mrow>
          <mi mathvariant="italic">Effort</mi>
          <mo stretchy="false">/</mo>
          <mi mathvariant="italic">sec</mi>
        </mrow>
      </mrow>
      <mrow>
        <mi mathvariant="italic">Distance</mi>
        <mi mathvariant="italic">moved</mi>
        <mi mathvariant="italic">by</mi>
        <mrow>
          <mi mathvariant="italic">Load</mi>
          <mo stretchy="false">/</mo>
          <mi mathvariant="italic">sec</mi>
        </mrow>
      </mrow>
    </mfrac>
    <annotation encoding="StarMath 5.0">{Distance moved by Effort/sec} over {Distance moved by Load/sec} </annotation>
  </semantics>
</math>
</file>